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7.038cm" svg:height="12.616cm" svg:x="1.184cm" svg:y="18.116cm">
            <draw:object draw:notify-on-update-of-ranges="Sheet1.B2:Sheet1.B5 Sheet1.A2:Sheet1.A2 Sheet1.C2:Sheet1.C5 Sheet1.A6:Sheet1.A6 Sheet1.C6:Sheet1.C9 Sheet1.A10:Sheet1.A10 Sheet1.C10:Sheet1.C13 Sheet1.A14:Sheet1.A14 Sheet1.C14:Sheet1.C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6.763cm" svg:height="12.431cm" svg:x="6.772cm" svg:y="9.005cm">
            <draw:object draw:notify-on-update-of-ranges="Sheet1.B2:Sheet1.B5 Sheet1.A2:Sheet1.A2 Sheet1.D2:Sheet1.D5 Sheet1.A6:Sheet1.A6 Sheet1.D6:Sheet1.D9 Sheet1.A10:Sheet1.A10 Sheet1.D10:Sheet1.D13 Sheet1.A14:Sheet1.A14 Sheet1.D14:Sheet1.D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6.928cm" svg:height="12.431cm" svg:x="5.121cm" svg:y="16.495cm">
            <draw:object draw:notify-on-update-of-ranges="Sheet1.B2:Sheet1.B5 Sheet1.A2:Sheet1.A2 Sheet1.E2:Sheet1.E5 Sheet1.A6:Sheet1.A6 Sheet1.E6:Sheet1.E9 Sheet1.A10:Sheet1.A10 Sheet1.E10:Sheet1.E13 Sheet1.A14:Sheet1.A14 Sheet1.E14:Sheet1.E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6.983cm" svg:height="12.697cm" svg:x="4.708cm" svg:y="21.674cm">
            <draw:object draw:notify-on-update-of-ranges="Sheet1.B2:Sheet1.B5 Sheet1.A2:Sheet1.A2 Sheet1.F2:Sheet1.F5 Sheet1.A6:Sheet1.A6 Sheet1.F6:Sheet1.F9 Sheet1.A10:Sheet1.A10 Sheet1.F10:Sheet1.F13 Sheet1.A14:Sheet1.A14 Sheet1.F14:Sheet1.F1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6.79cm" svg:height="12.431cm" svg:x="14.648cm" svg:y="20.559cm">
            <draw:object draw:notify-on-update-of-ranges="Sheet1.B2:Sheet1.B5 Sheet1.A2:Sheet1.A2 Sheet1.G2:Sheet1.G5 Sheet1.A6:Sheet1.A6 Sheet1.G6:Sheet1.G9 Sheet1.A10:Sheet1.A10 Sheet1.G10:Sheet1.G13 Sheet1.A14:Sheet1.A14 Sheet1.G14:Sheet1.G1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6.955cm" svg:height="13.36cm" svg:x="9.802cm" svg:y="18.487cm">
            <draw:object draw:notify-on-update-of-ranges="Sheet1.B2:Sheet1.B5 Sheet1.A2:Sheet1.A2 Sheet1.H2:Sheet1.H5 Sheet1.A6:Sheet1.A6 Sheet1.H6:Sheet1.H9 Sheet1.A10:Sheet1.A10 Sheet1.H10:Sheet1.H13 Sheet1.A14:Sheet1.A14 Sheet1.H14:Sheet1.H1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lgorithm</text:p>
          </table:table-cell>
          <table:table-cell table:style-name="Default" office:value-type="string" calcext:value-type="string">
            <text:p>Percentage</text:p>
          </table:table-cell>
          <table:table-cell office:value-type="string" calcext:value-type="string">
            <text:p>Precision10</text:p>
          </table:table-cell>
          <table:table-cell office:value-type="string" calcext:value-type="string">
            <text:p>Precision20</text:p>
          </table:table-cell>
          <table:table-cell office:value-type="string" calcext:value-type="string">
            <text:p>Recall10</text:p>
          </table:table-cell>
          <table:table-cell office:value-type="string" calcext:value-type="string">
            <text:p>Recall20</text:p>
          </table:table-cell>
          <table:table-cell office:value-type="string" calcext:value-type="string">
            <text:p>F-Measure10</text:p>
          </table:table-cell>
          <table:table-cell office:value-type="string" calcext:value-type="string">
            <text:p>F-Measure20</text:p>
          </table:table-cell>
        </table:table-row>
        <table:table-row table:style-name="ro1">
          <table:table-cell office:value-type="string" calcext:value-type="string">
            <text:p>FunkSVD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108108108108108" calcext:value-type="float">
            <text:p>0,108108108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236356702149298" calcext:value-type="float">
            <text:p>0,0236356702</text:p>
          </table:table-cell>
          <table:table-cell table:formula="of:=2*[.C2]*[.E2]/([.C2]+[.E2])" office:value-type="float" office:value="0.038790561851624" calcext:value-type="float">
            <text:p>0,0387905619</text:p>
          </table:table-cell>
          <table:table-cell table:formula="of:=2*[.D2]*[.F2]/([.D2]+[.F2])" office:value-type="float" office:value="0.0320981260114037" calcext:value-type="float">
            <text:p>0,032098126</text:p>
          </table:table-cell>
        </table:table-row>
        <table:table-row table:style-name="ro1">
          <table:table-cell office:value-type="string" calcext:value-type="string">
            <text:p>FunkSVD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108771929824561" calcext:value-type="float">
            <text:p>0,1087719298</text:p>
          </table:table-cell>
          <table:table-cell office:value-type="float" office:value="0.0543859649122807" calcext:value-type="float">
            <text:p>0,0543859649</text:p>
          </table:table-cell>
          <table:table-cell table:number-columns-repeated="2" office:value-type="float" office:value="0.0275137709790936" calcext:value-type="float">
            <text:p>0,027513771</text:p>
          </table:table-cell>
          <table:table-cell table:formula="of:=2*[.C3]*[.E3]/([.C3]+[.E3])" office:value-type="float" office:value="0.0439184147493008" calcext:value-type="float">
            <text:p>0,0439184147</text:p>
          </table:table-cell>
          <table:table-cell table:formula="of:=2*[.D3]*[.F3]/([.D3]+[.F3])" office:value-type="float" office:value="0.036541338425271" calcext:value-type="float">
            <text:p>0,0365413384</text:p>
          </table:table-cell>
        </table:table-row>
        <table:table-row table:style-name="ro1">
          <table:table-cell office:value-type="string" calcext:value-type="string">
            <text:p>FunkSVD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116326530612245" calcext:value-type="float">
            <text:p>0,1163265306</text:p>
          </table:table-cell>
          <table:table-cell office:value-type="float" office:value="0.0581632653061226" calcext:value-type="float">
            <text:p>0,0581632653</text:p>
          </table:table-cell>
          <table:table-cell table:number-columns-repeated="2" office:value-type="float" office:value="0.0296519864226085" calcext:value-type="float">
            <text:p>0,0296519864</text:p>
          </table:table-cell>
          <table:table-cell table:formula="of:=2*[.C4]*[.E4]/([.C4]+[.E4])" office:value-type="float" office:value="0.0472578126749964" calcext:value-type="float">
            <text:p>0,0472578127</text:p>
          </table:table-cell>
          <table:table-cell table:formula="of:=2*[.D4]*[.F4]/([.D4]+[.F4])" office:value-type="float" office:value="0.039279198526455" calcext:value-type="float">
            <text:p>0,0392791985</text:p>
          </table:table-cell>
        </table:table-row>
        <table:table-row table:style-name="ro1">
          <table:table-cell office:value-type="string" calcext:value-type="string">
            <text:p>FunkSVD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106933333333334" calcext:value-type="float">
            <text:p>0,1069333333</text:p>
          </table:table-cell>
          <table:table-cell office:value-type="float" office:value="0.053466666666667" calcext:value-type="float">
            <text:p>0,0534666667</text:p>
          </table:table-cell>
          <table:table-cell table:number-columns-repeated="2" office:value-type="float" office:value="0.0266316270187498" calcext:value-type="float">
            <text:p>0,026631627</text:p>
          </table:table-cell>
          <table:table-cell table:formula="of:=2*[.C5]*[.E5]/([.C5]+[.E5])" office:value-type="float" office:value="0.0426430501188041" calcext:value-type="float">
            <text:p>0,0426430501</text:p>
          </table:table-cell>
          <table:table-cell table:formula="of:=2*[.D5]*[.F5]/([.D5]+[.F5])" office:value-type="float" office:value="0.0355539240372543" calcext:value-type="float">
            <text:p>0,035553924</text:p>
          </table:table-cell>
        </table:table-row>
        <table:table-row table:style-name="ro1">
          <table:table-cell office:value-type="string" calcext:value-type="string">
            <text:p>ItemItem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15" calcext:value-type="float">
            <text:p>0,15</text:p>
          </table:table-cell>
          <table:table-cell office:value-type="float" office:value="0.075" calcext:value-type="float">
            <text:p>0,075</text:p>
          </table:table-cell>
          <table:table-cell table:number-columns-repeated="2" office:value-type="float" office:value="0.0375550866360292" calcext:value-type="float">
            <text:p>0,0375550866</text:p>
          </table:table-cell>
          <table:table-cell table:formula="of:=2*[.C6]*[.E6]/([.C6]+[.E6])" office:value-type="float" office:value="0.060070490184426" calcext:value-type="float">
            <text:p>0,0600704902</text:p>
          </table:table-cell>
          <table:table-cell table:formula="of:=2*[.D6]*[.F6]/([.D6]+[.F6])" office:value-type="float" office:value="0.0500489419338349" calcext:value-type="float">
            <text:p>0,0500489419</text:p>
          </table:table-cell>
        </table:table-row>
        <table:table-row table:style-name="ro1">
          <table:table-cell office:value-type="string" calcext:value-type="string">
            <text:p>ItemItem</text:p>
          </table:table-cell>
          <table:table-cell office:value-type="percentage" office:value="0.5" calcext:value-type="percentage">
            <text:p>50,00%</text:p>
          </table:table-cell>
          <table:table-cell table:number-columns-repeated="2" office:value-type="float" office:value="0.151388888888889" calcext:value-type="float">
            <text:p>0,1513888889</text:p>
          </table:table-cell>
          <table:table-cell table:number-columns-repeated="2" office:value-type="float" office:value="0.0378649987868562" calcext:value-type="float">
            <text:p>0,0378649988</text:p>
          </table:table-cell>
          <table:table-cell table:formula="of:=2*[.C7]*[.E7]/([.C7]+[.E7])" office:value-type="float" office:value="0.06057830742101" calcext:value-type="float">
            <text:p>0,0605783074</text:p>
          </table:table-cell>
          <table:table-cell table:formula="of:=2*[.D7]*[.F7]/([.D7]+[.F7])" office:value-type="float" office:value="0.06057830742101" calcext:value-type="float">
            <text:p>0,0605783074</text:p>
          </table:table-cell>
        </table:table-row>
        <table:table-row table:style-name="ro1">
          <table:table-cell office:value-type="string" calcext:value-type="string">
            <text:p>ItemItem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150000000000001" calcext:value-type="float">
            <text:p>0,15</text:p>
          </table:table-cell>
          <table:table-cell office:value-type="float" office:value="0.0750000000000004" calcext:value-type="float">
            <text:p>0,075</text:p>
          </table:table-cell>
          <table:table-cell table:number-columns-repeated="2" office:value-type="float" office:value="0.0383076950937161" calcext:value-type="float">
            <text:p>0,0383076951</text:p>
          </table:table-cell>
          <table:table-cell table:formula="of:=2*[.C8]*[.E8]/([.C8]+[.E8])" office:value-type="float" office:value="0.0610294153002904" calcext:value-type="float">
            <text:p>0,0610294153</text:p>
          </table:table-cell>
          <table:table-cell table:formula="of:=2*[.D8]*[.F8]/([.D8]+[.F8])" office:value-type="float" office:value="0.0507128333985156" calcext:value-type="float">
            <text:p>0,0507128334</text:p>
          </table:table-cell>
        </table:table-row>
        <table:table-row table:style-name="ro1">
          <table:table-cell office:value-type="string" calcext:value-type="string">
            <text:p>ItemItem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138958333333334" calcext:value-type="float">
            <text:p>0,1389583333</text:p>
          </table:table-cell>
          <table:table-cell office:value-type="float" office:value="0.0694791666666669" calcext:value-type="float">
            <text:p>0,0694791667</text:p>
          </table:table-cell>
          <table:table-cell table:number-columns-repeated="2" office:value-type="float" office:value="0.034229125086346" calcext:value-type="float">
            <text:p>0,0342291251</text:p>
          </table:table-cell>
          <table:table-cell table:formula="of:=2*[.C9]*[.E9]/([.C9]+[.E9])" office:value-type="float" office:value="0.0549280209647832" calcext:value-type="float">
            <text:p>0,054928021</text:p>
          </table:table-cell>
          <table:table-cell table:formula="of:=2*[.D9]*[.F9]/([.D9]+[.F9])" office:value-type="float" office:value="0.0458634704425036" calcext:value-type="float">
            <text:p>0,0458634704</text:p>
          </table:table-cell>
        </table:table-row>
        <table:table-row table:style-name="ro1">
          <table:table-cell office:value-type="string" calcext:value-type="string">
            <text:p>Popularity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408474576271187" calcext:value-type="float">
            <text:p>0,4084745763</text:p>
          </table:table-cell>
          <table:table-cell office:value-type="float" office:value="0.216101694915254" calcext:value-type="float">
            <text:p>0,2161016949</text:p>
          </table:table-cell>
          <table:table-cell office:value-type="float" office:value="0.10052815963447" calcext:value-type="float">
            <text:p>0,1005281596</text:p>
          </table:table-cell>
          <table:table-cell office:value-type="float" office:value="0.10700686500366" calcext:value-type="float">
            <text:p>0,107006865</text:p>
          </table:table-cell>
          <table:table-cell table:formula="of:=2*[.C10]*[.E10]/([.C10]+[.E10])" office:value-type="float" office:value="0.161347649092493" calcext:value-type="float">
            <text:p>0,1613476491</text:p>
          </table:table-cell>
          <table:table-cell table:formula="of:=2*[.D10]*[.F10]/([.D10]+[.F10])" office:value-type="float" office:value="0.143136813835337" calcext:value-type="float">
            <text:p>0,1431368138</text:p>
          </table:table-cell>
        </table:table-row>
        <table:table-row table:style-name="ro1">
          <table:table-cell office:value-type="string" calcext:value-type="string">
            <text:p>Popularity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358479532163742" calcext:value-type="float">
            <text:p>0,3584795322</text:p>
          </table:table-cell>
          <table:table-cell office:value-type="float" office:value="0.179970760233918" calcext:value-type="float">
            <text:p>0,1799707602</text:p>
          </table:table-cell>
          <table:table-cell office:value-type="float" office:value="0.0922508694340568" calcext:value-type="float">
            <text:p>0,0922508694</text:p>
          </table:table-cell>
          <table:table-cell office:value-type="float" office:value="0.092681108064635" calcext:value-type="float">
            <text:p>0,0926811081</text:p>
          </table:table-cell>
          <table:table-cell table:formula="of:=2*[.C11]*[.E11]/([.C11]+[.E11])" office:value-type="float" office:value="0.146739817856478" calcext:value-type="float">
            <text:p>0,1467398179</text:p>
          </table:table-cell>
          <table:table-cell table:formula="of:=2*[.D11]*[.F11]/([.D11]+[.F11])" office:value-type="float" office:value="0.122353018021133" calcext:value-type="float">
            <text:p>0,122353018</text:p>
          </table:table-cell>
        </table:table-row>
        <table:table-row table:style-name="ro1">
          <table:table-cell office:value-type="string" calcext:value-type="string">
            <text:p>Popularity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294097807757166" calcext:value-type="float">
            <text:p>0,2940978078</text:p>
          </table:table-cell>
          <table:table-cell office:value-type="float" office:value="0.147048903878583" calcext:value-type="float">
            <text:p>0,1470489039</text:p>
          </table:table-cell>
          <table:table-cell table:number-columns-repeated="2" office:value-type="float" office:value="0.074625333935312" calcext:value-type="float">
            <text:p>0,0746253339</text:p>
          </table:table-cell>
          <table:table-cell table:formula="of:=2*[.C12]*[.E12]/([.C12]+[.E12])" office:value-type="float" office:value="0.119044044877585" calcext:value-type="float">
            <text:p>0,1190440449</text:p>
          </table:table-cell>
          <table:table-cell table:formula="of:=2*[.D12]*[.F12]/([.D12]+[.F12])" office:value-type="float" office:value="0.099006304611487" calcext:value-type="float">
            <text:p>0,0990063046</text:p>
          </table:table-cell>
        </table:table-row>
        <table:table-row table:style-name="ro1">
          <table:table-cell office:value-type="string" calcext:value-type="string">
            <text:p>Popularity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207575757575757" calcext:value-type="float">
            <text:p>0,2075757576</text:p>
          </table:table-cell>
          <table:table-cell office:value-type="float" office:value="0.103787878787878" calcext:value-type="float">
            <text:p>0,1037878788</text:p>
          </table:table-cell>
          <table:table-cell table:number-columns-repeated="2" office:value-type="float" office:value="0.0490811591484543" calcext:value-type="float">
            <text:p>0,0490811591</text:p>
          </table:table-cell>
          <table:table-cell table:formula="of:=2*[.C13]*[.E13]/([.C13]+[.E13])" office:value-type="float" office:value="0.0793904869034502" calcext:value-type="float">
            <text:p>0,0793904869</text:p>
          </table:table-cell>
          <table:table-cell table:formula="of:=2*[.D13]*[.F13]/([.D13]+[.F13])" office:value-type="float" office:value="0.0666456656656649" calcext:value-type="float">
            <text:p>0,0666456657</text:p>
          </table:table-cell>
        </table:table-row>
        <table:table-row table:style-name="ro1">
          <table:table-cell office:value-type="string" calcext:value-type="string">
            <text:p>RandomPopularity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0.103448275862069" calcext:value-type="float">
            <text:p>0,1034482759</text:p>
          </table:table-cell>
          <table:table-cell office:value-type="float" office:value="0.0517241379310345" calcext:value-type="float">
            <text:p>0,0517241379</text:p>
          </table:table-cell>
          <table:table-cell table:number-columns-repeated="2" office:value-type="float" office:value="0.0263932215009146" calcext:value-type="float">
            <text:p>0,0263932215</text:p>
          </table:table-cell>
          <table:table-cell table:formula="of:=2*[.C14]*[.E14]/([.C14]+[.E14])" office:value-type="float" office:value="0.042056404372516" calcext:value-type="float">
            <text:p>0,0420564044</text:p>
          </table:table-cell>
          <table:table-cell table:formula="of:=2*[.D14]*[.F14]/([.D14]+[.F14])" office:value-type="float" office:value="0.0349516839607693" calcext:value-type="float">
            <text:p>0,034951684</text:p>
          </table:table-cell>
        </table:table-row>
        <table:table-row table:style-name="ro1">
          <table:table-cell office:value-type="string" calcext:value-type="string">
            <text:p>RandomPopularity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0.106756756756757" calcext:value-type="float">
            <text:p>0,1067567568</text:p>
          </table:table-cell>
          <table:table-cell office:value-type="float" office:value="0.0533783783783783" calcext:value-type="float">
            <text:p>0,0533783784</text:p>
          </table:table-cell>
          <table:table-cell table:number-columns-repeated="2" office:value-type="float" office:value="0.0272693491813798" calcext:value-type="float">
            <text:p>0,0272693492</text:p>
          </table:table-cell>
          <table:table-cell table:formula="of:=2*[.C15]*[.E15]/([.C15]+[.E15])" office:value-type="float" office:value="0.043442092972773" calcext:value-type="float">
            <text:p>0,043442093</text:p>
          </table:table-cell>
          <table:table-cell table:formula="of:=2*[.D15]*[.F15]/([.D15]+[.F15])" office:value-type="float" office:value="0.0360975735530118" calcext:value-type="float">
            <text:p>0,0360975736</text:p>
          </table:table-cell>
        </table:table-row>
        <table:table-row table:style-name="ro1">
          <table:table-cell office:value-type="string" calcext:value-type="string">
            <text:p>RandomPopularity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0.0999999999999998" calcext:value-type="float">
            <text:p>0,1</text:p>
          </table:table-cell>
          <table:table-cell office:value-type="float" office:value="0.0499999999999999" calcext:value-type="float">
            <text:p>0,05</text:p>
          </table:table-cell>
          <table:table-cell table:number-columns-repeated="2" office:value-type="float" office:value="0.0255308249142623" calcext:value-type="float">
            <text:p>0,0255308249</text:p>
          </table:table-cell>
          <table:table-cell table:formula="of:=2*[.C16]*[.E16]/([.C16]+[.E16])" office:value-type="float" office:value="0.0406765827145641" calcext:value-type="float">
            <text:p>0,0406765827</text:p>
          </table:table-cell>
          <table:table-cell table:formula="of:=2*[.D16]*[.F16]/([.D16]+[.F16])" office:value-type="float" office:value="0.0338018616150998" calcext:value-type="float">
            <text:p>0,0338018616</text:p>
          </table:table-cell>
        </table:table-row>
        <table:table-row table:style-name="ro1">
          <table:table-cell office:value-type="string" calcext:value-type="string">
            <text:p>RandomPopularity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103787878787879" calcext:value-type="float">
            <text:p>0,1037878788</text:p>
          </table:table-cell>
          <table:table-cell office:value-type="float" office:value="0.0518939393939393" calcext:value-type="float">
            <text:p>0,0518939394</text:p>
          </table:table-cell>
          <table:table-cell table:number-columns-repeated="2" office:value-type="float" office:value="0.024657119906299" calcext:value-type="float">
            <text:p>0,0246571199</text:p>
          </table:table-cell>
          <table:table-cell table:formula="of:=2*[.C17]*[.E17]/([.C17]+[.E17])" office:value-type="float" office:value="0.0398475642977161" calcext:value-type="float">
            <text:p>0,0398475643</text:p>
          </table:table-cell>
          <table:table-cell table:formula="of:=2*[.D17]*[.F17]/([.D17]+[.F17])" office:value-type="float" office:value="0.0334301078977386" calcext:value-type="float">
            <text:p>0,03343010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00:47:07.081566134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a </meta:initial-creator>
    <meta:creation-date>2016-06-12T00:13:16.218187804</meta:creation-date>
    <dc:date>2016-06-12T00:50:53.006538697</dc:date>
    <dc:creator>mattia </dc:creator>
    <meta:editing-duration>PT37M20S</meta:editing-duration>
    <meta:editing-cycles>4</meta:editing-cycles>
    <meta:generator>LibreOffice/4.3.3.2$Linux_X86_64 LibreOffice_project/430m0$Build-2</meta:generator>
    <meta:document-statistic meta:table-count="1" meta:cell-count="13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039cm" svg:height="12.617cm" xlink:href=".." xlink:type="simple" chart:class="chart:line" chart:style-name="ch1">
        <chart:title svg:x="12.047cm" svg:y="0.388cm" chart:style-name="ch2">
          <text:p>Precision@10</text:p>
        </chart:title>
        <chart:subtitle svg:x="12.496cm" svg:y="1.419cm" chart:style-name="ch3">
          <text:p>RecSize20</text:p>
        </chart:subtitle>
        <chart:legend chart:legend-position="end" svg:x="22.89cm" svg:y="5.262cm" style:legend-expansion="high" chart:style-name="ch4"/>
        <chart:plot-area chart:style-name="ch5" table:cell-range-address="Sheet1.B2:Sheet1.C5 Sheet1.A2:Sheet1.A2 Sheet1.A6:Sheet1.A6 Sheet1.C6:Sheet1.C17 Sheet1.A10:Sheet1.A10 Sheet1.A14:Sheet1.A14" chart:data-source-has-labels="both" svg:x="1.551cm" svg:y="2.354cm" svg:width="20.799cm" svg:height="9.03cm">
          <chartooo:coordinate-region svg:x="2.463cm" svg:y="2.553cm" svg:width="19.211cm" svg:height="8.184cm"/>
          <chart:axis chart:dimension="x" chart:name="primary-x" chart:style-name="ch6" chartooo:axis-type="auto">
            <chartooo:date-scale/>
            <chart:title svg:x="11.059cm" svg:y="11.636cm" chart:style-name="ch7">
              <text:p>Percentage</text:p>
            </chart:title>
            <chart:categories table:cell-range-address="Sheet1.B2:Sheet1.B5"/>
          </chart:axis>
          <chart:axis chart:dimension="y" chart:name="primary-y" chart:style-name="ch8">
            <chart:title svg:x="0.451cm" svg:y="7.601cm" chart:style-name="ch9">
              <text:p>Precision</text:p>
            </chart:title>
            <chart:grid chart:style-name="ch10" chart:class="major"/>
          </chart:axis>
          <chart:series chart:style-name="ch11" chart:values-cell-range-address="Sheet1.C2:Sheet1.C5" chart:label-cell-address="Sheet1.A2:Sheet1.A2" chart:class="chart:line">
            <chart:data-point chart:repeated="4"/>
          </chart:series>
          <chart:series chart:style-name="ch12" chart:values-cell-range-address="Sheet1.C6:Sheet1.C9" chart:label-cell-address="Sheet1.A6:Sheet1.A6" chart:class="chart:line">
            <chart:data-point chart:repeated="4"/>
          </chart:series>
          <chart:series chart:style-name="ch13" chart:values-cell-range-address="Sheet1.C10:Sheet1.C13" chart:label-cell-address="Sheet1.A10:Sheet1.A10" chart:class="chart:line">
            <chart:data-point chart:repeated="4"/>
          </chart:series>
          <chart:series chart:style-name="ch14" chart:values-cell-range-address="Sheet1.C14:Sheet1.C17" chart:label-cell-address="Sheet1.A14:Sheet1.A14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nkSVD</text:p>
                <draw:g>
                  <svg:desc>Sheet1.A2:Sheet1.A2</svg:desc>
                </draw:g>
              </table:table-cell>
              <table:table-cell office:value-type="string">
                <text:p>ItemItem</text:p>
                <draw:g>
                  <svg:desc>Sheet1.A6:Sheet1.A6</svg:desc>
                </draw:g>
              </table:table-cell>
              <table:table-cell office:value-type="string">
                <text:p>Popularity</text:p>
                <draw:g>
                  <svg:desc>Sheet1.A10:Sheet1.A10</svg:desc>
                </draw:g>
              </table:table-cell>
              <table:table-cell office:value-type="string">
                <text:p>RandomPopularity</text:p>
                <draw:g>
                  <svg:desc>Sheet1.A14:Sheet1.A14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B2:Sheet1.B5</svg:desc>
                </draw:g>
              </table:table-cell>
              <table:table-cell office:value-type="float" office:value="0.108108108108108">
                <text:p>0.108108108108108</text:p>
                <draw:g>
                  <svg:desc>Sheet1.C2:Sheet1.C5</svg:desc>
                </draw:g>
              </table:table-cell>
              <table:table-cell office:value-type="float" office:value="0.15">
                <text:p>0.15</text:p>
                <draw:g>
                  <svg:desc>Sheet1.C6:Sheet1.C9</svg:desc>
                </draw:g>
              </table:table-cell>
              <table:table-cell office:value-type="float" office:value="0.408474576271187">
                <text:p>0.408474576271187</text:p>
                <draw:g>
                  <svg:desc>Sheet1.C10:Sheet1.C13</svg:desc>
                </draw:g>
              </table:table-cell>
              <table:table-cell office:value-type="float" office:value="0.103448275862069">
                <text:p>0.103448275862069</text:p>
                <draw:g>
                  <svg:desc>Sheet1.C14:Sheet1.C17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08771929824561">
                <text:p>0.108771929824561</text:p>
              </table:table-cell>
              <table:table-cell office:value-type="float" office:value="0.151388888888889">
                <text:p>0.151388888888889</text:p>
              </table:table-cell>
              <table:table-cell office:value-type="float" office:value="0.358479532163742">
                <text:p>0.358479532163742</text:p>
              </table:table-cell>
              <table:table-cell office:value-type="float" office:value="0.106756756756757">
                <text:p>0.10675675675675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16326530612245">
                <text:p>0.116326530612245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294097807757166">
                <text:p>0.294097807757166</text:p>
              </table:table-cell>
              <table:table-cell office:value-type="float" office:value="0.0999999999999998">
                <text:p>0.099999999999999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06933333333334">
                <text:p>0.106933333333334</text:p>
              </table:table-cell>
              <table:table-cell office:value-type="float" office:value="0.138958333333334">
                <text:p>0.138958333333334</text:p>
              </table:table-cell>
              <table:table-cell office:value-type="float" office:value="0.207575757575757">
                <text:p>0.207575757575757</text:p>
              </table:table-cell>
              <table:table-cell office:value-type="float" office:value="0.103787878787879">
                <text:p>0.1037878787878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764cm" svg:height="12.432cm" xlink:href=".." xlink:type="simple" chart:class="chart:line" chart:style-name="ch1">
        <chart:title svg:x="11.91cm" svg:y="0.384cm" chart:style-name="ch2">
          <text:p>Precision@20</text:p>
        </chart:title>
        <chart:subtitle svg:x="12.359cm" svg:y="1.411cm" chart:style-name="ch3">
          <text:p>RecSize20</text:p>
        </chart:subtitle>
        <chart:legend chart:legend-position="end" svg:x="22.615cm" svg:y="5.17cm" style:legend-expansion="high" chart:style-name="ch4"/>
        <chart:plot-area chart:style-name="ch5" table:cell-range-address="Sheet1.B2:Sheet1.B5 Sheet1.A2:Sheet1.A2 Sheet1.D2:Sheet1.D17 Sheet1.A6:Sheet1.A6 Sheet1.A10:Sheet1.A10 Sheet1.A14:Sheet1.A14" chart:data-source-has-labels="both" svg:x="1.546cm" svg:y="2.342cm" svg:width="20.534cm" svg:height="8.861cm">
          <chartooo:coordinate-region svg:x="2.458cm" svg:y="2.541cm" svg:width="18.946cm" svg:height="8.015cm"/>
          <chart:axis chart:dimension="x" chart:name="primary-x" chart:style-name="ch6" chartooo:axis-type="auto">
            <chartooo:date-scale/>
            <chart:title svg:x="10.922cm" svg:y="11.451cm" chart:style-name="ch7">
              <text:p>Percentage</text:p>
            </chart:title>
            <chart:categories table:cell-range-address="Sheet1.B2:Sheet1.B5"/>
          </chart:axis>
          <chart:axis chart:dimension="y" chart:name="primary-y" chart:style-name="ch8">
            <chart:title svg:x="0.451cm" svg:y="7.504cm" chart:style-name="ch9">
              <text:p>Precision</text:p>
            </chart:title>
            <chart:grid chart:style-name="ch10" chart:class="major"/>
          </chart:axis>
          <chart:series chart:style-name="ch11" chart:values-cell-range-address="Sheet1.D2:Sheet1.D5" chart:label-cell-address="Sheet1.A2:Sheet1.A2" chart:class="chart:line">
            <chart:data-point chart:repeated="4"/>
          </chart:series>
          <chart:series chart:style-name="ch12" chart:values-cell-range-address="Sheet1.D6:Sheet1.D9" chart:label-cell-address="Sheet1.A6:Sheet1.A6" chart:class="chart:line">
            <chart:data-point chart:repeated="4"/>
          </chart:series>
          <chart:series chart:style-name="ch13" chart:values-cell-range-address="Sheet1.D10:Sheet1.D13" chart:label-cell-address="Sheet1.A10:Sheet1.A10" chart:class="chart:line">
            <chart:data-point chart:repeated="4"/>
          </chart:series>
          <chart:series chart:style-name="ch14" chart:values-cell-range-address="Sheet1.D14:Sheet1.D17" chart:label-cell-address="Sheet1.A14:Sheet1.A14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nkSVD</text:p>
                <draw:g>
                  <svg:desc>Sheet1.A2:Sheet1.A2</svg:desc>
                </draw:g>
              </table:table-cell>
              <table:table-cell office:value-type="string">
                <text:p>ItemItem</text:p>
                <draw:g>
                  <svg:desc>Sheet1.A6:Sheet1.A6</svg:desc>
                </draw:g>
              </table:table-cell>
              <table:table-cell office:value-type="string">
                <text:p>Popularity</text:p>
                <draw:g>
                  <svg:desc>Sheet1.A10:Sheet1.A10</svg:desc>
                </draw:g>
              </table:table-cell>
              <table:table-cell office:value-type="string">
                <text:p>RandomPopularity</text:p>
                <draw:g>
                  <svg:desc>Sheet1.A14:Sheet1.A14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B2:Sheet1.B5</svg:desc>
                </draw:g>
              </table:table-cell>
              <table:table-cell office:value-type="float" office:value="0.05">
                <text:p>0.05</text:p>
                <draw:g>
                  <svg:desc>Sheet1.D2:Sheet1.D5</svg:desc>
                </draw:g>
              </table:table-cell>
              <table:table-cell office:value-type="float" office:value="0.075">
                <text:p>0.075</text:p>
                <draw:g>
                  <svg:desc>Sheet1.D6:Sheet1.D9</svg:desc>
                </draw:g>
              </table:table-cell>
              <table:table-cell office:value-type="float" office:value="0.216101694915254">
                <text:p>0.216101694915254</text:p>
                <draw:g>
                  <svg:desc>Sheet1.D10:Sheet1.D13</svg:desc>
                </draw:g>
              </table:table-cell>
              <table:table-cell office:value-type="float" office:value="0.0517241379310345">
                <text:p>0.0517241379310345</text:p>
                <draw:g>
                  <svg:desc>Sheet1.D14:Sheet1.D17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543859649122807">
                <text:p>0.0543859649122807</text:p>
              </table:table-cell>
              <table:table-cell office:value-type="float" office:value="0.151388888888889">
                <text:p>0.151388888888889</text:p>
              </table:table-cell>
              <table:table-cell office:value-type="float" office:value="0.179970760233918">
                <text:p>0.179970760233918</text:p>
              </table:table-cell>
              <table:table-cell office:value-type="float" office:value="0.0533783783783783">
                <text:p>0.053378378378378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581632653061226">
                <text:p>0.0581632653061226</text:p>
              </table:table-cell>
              <table:table-cell office:value-type="float" office:value="0.0750000000000004">
                <text:p>0.0750000000000004</text:p>
              </table:table-cell>
              <table:table-cell office:value-type="float" office:value="0.147048903878583">
                <text:p>0.147048903878583</text:p>
              </table:table-cell>
              <table:table-cell office:value-type="float" office:value="0.0499999999999999">
                <text:p>0.04999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53466666666667">
                <text:p>0.053466666666667</text:p>
              </table:table-cell>
              <table:table-cell office:value-type="float" office:value="0.0694791666666669">
                <text:p>0.0694791666666669</text:p>
              </table:table-cell>
              <table:table-cell office:value-type="float" office:value="0.103787878787878">
                <text:p>0.103787878787878</text:p>
              </table:table-cell>
              <table:table-cell office:value-type="float" office:value="0.0518939393939393">
                <text:p>0.05189393939393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929cm" svg:height="12.432cm" xlink:href=".." xlink:type="simple" chart:class="chart:line" chart:style-name="ch1">
        <chart:title svg:x="12.296cm" svg:y="0.384cm" chart:style-name="ch2">
          <text:p>Recall@10</text:p>
        </chart:title>
        <chart:subtitle svg:x="12.441cm" svg:y="1.411cm" chart:style-name="ch3">
          <text:p>RecSize20</text:p>
        </chart:subtitle>
        <chart:legend chart:legend-position="end" svg:x="22.78cm" svg:y="5.17cm" style:legend-expansion="high" chart:style-name="ch4"/>
        <chart:plot-area chart:style-name="ch5" table:cell-range-address="Sheet1.B2:Sheet1.B5 Sheet1.A2:Sheet1.A2 Sheet1.E2:Sheet1.E17 Sheet1.A6:Sheet1.A6 Sheet1.A10:Sheet1.A10 Sheet1.A14:Sheet1.A14" chart:data-source-has-labels="both" svg:x="1.549cm" svg:y="2.342cm" svg:width="20.693cm" svg:height="8.861cm">
          <chartooo:coordinate-region svg:x="2.461cm" svg:y="2.541cm" svg:width="19.105cm" svg:height="8.015cm"/>
          <chart:axis chart:dimension="x" chart:name="primary-x" chart:style-name="ch6" chartooo:axis-type="auto">
            <chartooo:date-scale/>
            <chart:title svg:x="11.004cm" svg:y="11.451cm" chart:style-name="ch7">
              <text:p>Percentage</text:p>
            </chart:title>
            <chart:categories table:cell-range-address="Sheet1.B2:Sheet1.B5"/>
          </chart:axis>
          <chart:axis chart:dimension="y" chart:name="primary-y" chart:style-name="ch8">
            <chart:title svg:x="0.451cm" svg:y="7.292cm" chart:style-name="ch9">
              <text:p>Recall</text:p>
            </chart:title>
            <chart:grid chart:style-name="ch10" chart:class="major"/>
          </chart:axis>
          <chart:series chart:style-name="ch11" chart:values-cell-range-address="Sheet1.E2:Sheet1.E5" chart:label-cell-address="Sheet1.A2:Sheet1.A2" chart:class="chart:line">
            <chart:data-point chart:repeated="4"/>
          </chart:series>
          <chart:series chart:style-name="ch12" chart:values-cell-range-address="Sheet1.E6:Sheet1.E9" chart:label-cell-address="Sheet1.A6:Sheet1.A6" chart:class="chart:line">
            <chart:data-point chart:repeated="4"/>
          </chart:series>
          <chart:series chart:style-name="ch13" chart:values-cell-range-address="Sheet1.E10:Sheet1.E13" chart:label-cell-address="Sheet1.A10:Sheet1.A10" chart:class="chart:line">
            <chart:data-point chart:repeated="4"/>
          </chart:series>
          <chart:series chart:style-name="ch14" chart:values-cell-range-address="Sheet1.E14:Sheet1.E17" chart:label-cell-address="Sheet1.A14:Sheet1.A14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nkSVD</text:p>
                <draw:g>
                  <svg:desc>Sheet1.A2:Sheet1.A2</svg:desc>
                </draw:g>
              </table:table-cell>
              <table:table-cell office:value-type="string">
                <text:p>ItemItem</text:p>
                <draw:g>
                  <svg:desc>Sheet1.A6:Sheet1.A6</svg:desc>
                </draw:g>
              </table:table-cell>
              <table:table-cell office:value-type="string">
                <text:p>Popularity</text:p>
                <draw:g>
                  <svg:desc>Sheet1.A10:Sheet1.A10</svg:desc>
                </draw:g>
              </table:table-cell>
              <table:table-cell office:value-type="string">
                <text:p>RandomPopularity</text:p>
                <draw:g>
                  <svg:desc>Sheet1.A14:Sheet1.A14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B2:Sheet1.B5</svg:desc>
                </draw:g>
              </table:table-cell>
              <table:table-cell office:value-type="float" office:value="0.0236356702149298">
                <text:p>0.0236356702149298</text:p>
                <draw:g>
                  <svg:desc>Sheet1.E2:Sheet1.E5</svg:desc>
                </draw:g>
              </table:table-cell>
              <table:table-cell office:value-type="float" office:value="0.0375550866360292">
                <text:p>0.0375550866360292</text:p>
                <draw:g>
                  <svg:desc>Sheet1.E6:Sheet1.E9</svg:desc>
                </draw:g>
              </table:table-cell>
              <table:table-cell office:value-type="float" office:value="0.10052815963447">
                <text:p>0.10052815963447</text:p>
                <draw:g>
                  <svg:desc>Sheet1.E10:Sheet1.E13</svg:desc>
                </draw:g>
              </table:table-cell>
              <table:table-cell office:value-type="float" office:value="0.0263932215009146">
                <text:p>0.0263932215009146</text:p>
                <draw:g>
                  <svg:desc>Sheet1.E14:Sheet1.E17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275137709790936">
                <text:p>0.0275137709790936</text:p>
              </table:table-cell>
              <table:table-cell office:value-type="float" office:value="0.0378649987868562">
                <text:p>0.0378649987868562</text:p>
              </table:table-cell>
              <table:table-cell office:value-type="float" office:value="0.0922508694340568">
                <text:p>0.0922508694340568</text:p>
              </table:table-cell>
              <table:table-cell office:value-type="float" office:value="0.0272693491813798">
                <text:p>0.027269349181379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296519864226085">
                <text:p>0.0296519864226085</text:p>
              </table:table-cell>
              <table:table-cell office:value-type="float" office:value="0.0383076950937161">
                <text:p>0.0383076950937161</text:p>
              </table:table-cell>
              <table:table-cell office:value-type="float" office:value="0.074625333935312">
                <text:p>0.074625333935312</text:p>
              </table:table-cell>
              <table:table-cell office:value-type="float" office:value="0.0255308249142623">
                <text:p>0.025530824914262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266316270187498">
                <text:p>0.0266316270187498</text:p>
              </table:table-cell>
              <table:table-cell office:value-type="float" office:value="0.034229125086346">
                <text:p>0.034229125086346</text:p>
              </table:table-cell>
              <table:table-cell office:value-type="float" office:value="0.0490811591484543">
                <text:p>0.0490811591484543</text:p>
              </table:table-cell>
              <table:table-cell office:value-type="float" office:value="0.024657119906299">
                <text:p>0.0246571199062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984cm" svg:height="12.698cm" xlink:href=".." xlink:type="simple" chart:class="chart:line" chart:style-name="ch1">
        <chart:title svg:x="12.324cm" svg:y="0.389cm" chart:style-name="ch2">
          <text:p>Recall@20</text:p>
        </chart:title>
        <chart:subtitle svg:x="12.469cm" svg:y="1.421cm" chart:style-name="ch3">
          <text:p>RecSize20</text:p>
        </chart:subtitle>
        <chart:legend chart:legend-position="end" svg:x="22.835cm" svg:y="5.303cm" style:legend-expansion="high" chart:style-name="ch4"/>
        <chart:plot-area chart:style-name="ch5" table:cell-range-address="Sheet1.B2:Sheet1.B5 Sheet1.A2:Sheet1.A2 Sheet1.F2:Sheet1.F17 Sheet1.A6:Sheet1.A6 Sheet1.A10:Sheet1.A10 Sheet1.A14:Sheet1.A14" chart:data-source-has-labels="both" svg:x="1.55cm" svg:y="2.357cm" svg:width="20.746cm" svg:height="9.107cm">
          <chartooo:coordinate-region svg:x="2.462cm" svg:y="2.556cm" svg:width="19.158cm" svg:height="8.261cm"/>
          <chart:axis chart:dimension="x" chart:name="primary-x" chart:style-name="ch6" chartooo:axis-type="auto">
            <chartooo:date-scale/>
            <chart:title svg:x="11.032cm" svg:y="11.717cm" chart:style-name="ch7">
              <text:p>Percentage</text:p>
            </chart:title>
            <chart:categories table:cell-range-address="Sheet1.B2:Sheet1.B5"/>
          </chart:axis>
          <chart:axis chart:dimension="y" chart:name="primary-y" chart:style-name="ch8">
            <chart:title svg:x="0.451cm" svg:y="7.43cm" chart:style-name="ch9">
              <text:p>Recall</text:p>
            </chart:title>
            <chart:grid chart:style-name="ch10" chart:class="major"/>
          </chart:axis>
          <chart:series chart:style-name="ch11" chart:values-cell-range-address="Sheet1.F2:Sheet1.F5" chart:label-cell-address="Sheet1.A2:Sheet1.A2" chart:class="chart:line">
            <chart:data-point chart:repeated="4"/>
          </chart:series>
          <chart:series chart:style-name="ch12" chart:values-cell-range-address="Sheet1.F6:Sheet1.F9" chart:label-cell-address="Sheet1.A6:Sheet1.A6" chart:class="chart:line">
            <chart:data-point chart:repeated="4"/>
          </chart:series>
          <chart:series chart:style-name="ch13" chart:values-cell-range-address="Sheet1.F10:Sheet1.F13" chart:label-cell-address="Sheet1.A10:Sheet1.A10" chart:class="chart:line">
            <chart:data-point chart:repeated="4"/>
          </chart:series>
          <chart:series chart:style-name="ch14" chart:values-cell-range-address="Sheet1.F14:Sheet1.F17" chart:label-cell-address="Sheet1.A14:Sheet1.A14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nkSVD</text:p>
                <draw:g>
                  <svg:desc>Sheet1.A2:Sheet1.A2</svg:desc>
                </draw:g>
              </table:table-cell>
              <table:table-cell office:value-type="string">
                <text:p>ItemItem</text:p>
                <draw:g>
                  <svg:desc>Sheet1.A6:Sheet1.A6</svg:desc>
                </draw:g>
              </table:table-cell>
              <table:table-cell office:value-type="string">
                <text:p>Popularity</text:p>
                <draw:g>
                  <svg:desc>Sheet1.A10:Sheet1.A10</svg:desc>
                </draw:g>
              </table:table-cell>
              <table:table-cell office:value-type="string">
                <text:p>RandomPopularity</text:p>
                <draw:g>
                  <svg:desc>Sheet1.A14:Sheet1.A14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B2:Sheet1.B5</svg:desc>
                </draw:g>
              </table:table-cell>
              <table:table-cell office:value-type="float" office:value="0.0236356702149298">
                <text:p>0.0236356702149298</text:p>
                <draw:g>
                  <svg:desc>Sheet1.F2:Sheet1.F5</svg:desc>
                </draw:g>
              </table:table-cell>
              <table:table-cell office:value-type="float" office:value="0.0375550866360292">
                <text:p>0.0375550866360292</text:p>
                <draw:g>
                  <svg:desc>Sheet1.F6:Sheet1.F9</svg:desc>
                </draw:g>
              </table:table-cell>
              <table:table-cell office:value-type="float" office:value="0.10700686500366">
                <text:p>0.10700686500366</text:p>
                <draw:g>
                  <svg:desc>Sheet1.F10:Sheet1.F13</svg:desc>
                </draw:g>
              </table:table-cell>
              <table:table-cell office:value-type="float" office:value="0.0263932215009146">
                <text:p>0.0263932215009146</text:p>
                <draw:g>
                  <svg:desc>Sheet1.F14:Sheet1.F17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275137709790936">
                <text:p>0.0275137709790936</text:p>
              </table:table-cell>
              <table:table-cell office:value-type="float" office:value="0.0378649987868562">
                <text:p>0.0378649987868562</text:p>
              </table:table-cell>
              <table:table-cell office:value-type="float" office:value="0.092681108064635">
                <text:p>0.092681108064635</text:p>
              </table:table-cell>
              <table:table-cell office:value-type="float" office:value="0.0272693491813798">
                <text:p>0.027269349181379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296519864226085">
                <text:p>0.0296519864226085</text:p>
              </table:table-cell>
              <table:table-cell office:value-type="float" office:value="0.0383076950937161">
                <text:p>0.0383076950937161</text:p>
              </table:table-cell>
              <table:table-cell office:value-type="float" office:value="0.074625333935312">
                <text:p>0.074625333935312</text:p>
              </table:table-cell>
              <table:table-cell office:value-type="float" office:value="0.0255308249142623">
                <text:p>0.025530824914262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266316270187498">
                <text:p>0.0266316270187498</text:p>
              </table:table-cell>
              <table:table-cell office:value-type="float" office:value="0.034229125086346">
                <text:p>0.034229125086346</text:p>
              </table:table-cell>
              <table:table-cell office:value-type="float" office:value="0.0490811591484543">
                <text:p>0.0490811591484543</text:p>
              </table:table-cell>
              <table:table-cell office:value-type="float" office:value="0.024657119906299">
                <text:p>0.0246571199062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791cm" svg:height="12.432cm" xlink:href=".." xlink:type="simple" chart:class="chart:line" chart:style-name="ch1">
        <chart:title svg:x="11.777cm" svg:y="0.384cm" chart:style-name="ch2">
          <text:p>F-Measure@10</text:p>
        </chart:title>
        <chart:subtitle svg:x="12.372cm" svg:y="1.411cm" chart:style-name="ch3">
          <text:p>RecSize20</text:p>
        </chart:subtitle>
        <chart:legend chart:legend-position="end" svg:x="22.642cm" svg:y="5.17cm" style:legend-expansion="high" chart:style-name="ch4"/>
        <chart:plot-area chart:style-name="ch5" table:cell-range-address="Sheet1.B2:Sheet1.B5 Sheet1.A2:Sheet1.A2 Sheet1.G2:Sheet1.G17 Sheet1.A6:Sheet1.A6 Sheet1.A10:Sheet1.A10 Sheet1.A14:Sheet1.A14" chart:data-source-has-labels="both" svg:x="1.546cm" svg:y="2.342cm" svg:width="20.561cm" svg:height="8.861cm">
          <chartooo:coordinate-region svg:x="2.458cm" svg:y="2.541cm" svg:width="18.973cm" svg:height="8.015cm"/>
          <chart:axis chart:dimension="x" chart:name="primary-x" chart:style-name="ch6" chartooo:axis-type="auto">
            <chartooo:date-scale/>
            <chart:title svg:x="10.935cm" svg:y="11.451cm" chart:style-name="ch7">
              <text:p>Percentage</text:p>
            </chart:title>
            <chart:categories table:cell-range-address="Sheet1.B2:Sheet1.B5"/>
          </chart:axis>
          <chart:axis chart:dimension="y" chart:name="primary-y" chart:style-name="ch8">
            <chart:title svg:x="0.451cm" svg:y="7.61cm" chart:style-name="ch9">
              <text:p>F-Measure</text:p>
            </chart:title>
            <chart:grid chart:style-name="ch10" chart:class="major"/>
          </chart:axis>
          <chart:series chart:style-name="ch11" chart:values-cell-range-address="Sheet1.G2:Sheet1.G5" chart:label-cell-address="Sheet1.A2:Sheet1.A2" chart:class="chart:line">
            <chart:data-point chart:repeated="4"/>
          </chart:series>
          <chart:series chart:style-name="ch12" chart:values-cell-range-address="Sheet1.G6:Sheet1.G9" chart:label-cell-address="Sheet1.A6:Sheet1.A6" chart:class="chart:line">
            <chart:data-point chart:repeated="4"/>
          </chart:series>
          <chart:series chart:style-name="ch13" chart:values-cell-range-address="Sheet1.G10:Sheet1.G13" chart:label-cell-address="Sheet1.A10:Sheet1.A10" chart:class="chart:line">
            <chart:data-point chart:repeated="4"/>
          </chart:series>
          <chart:series chart:style-name="ch14" chart:values-cell-range-address="Sheet1.G14:Sheet1.G17" chart:label-cell-address="Sheet1.A14:Sheet1.A14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nkSVD</text:p>
                <draw:g>
                  <svg:desc>Sheet1.A2:Sheet1.A2</svg:desc>
                </draw:g>
              </table:table-cell>
              <table:table-cell office:value-type="string">
                <text:p>ItemItem</text:p>
                <draw:g>
                  <svg:desc>Sheet1.A6:Sheet1.A6</svg:desc>
                </draw:g>
              </table:table-cell>
              <table:table-cell office:value-type="string">
                <text:p>Popularity</text:p>
                <draw:g>
                  <svg:desc>Sheet1.A10:Sheet1.A10</svg:desc>
                </draw:g>
              </table:table-cell>
              <table:table-cell office:value-type="string">
                <text:p>RandomPopularity</text:p>
                <draw:g>
                  <svg:desc>Sheet1.A14:Sheet1.A14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B2:Sheet1.B5</svg:desc>
                </draw:g>
              </table:table-cell>
              <table:table-cell office:value-type="float" office:value="0.038790561851624">
                <text:p>0.038790561851624</text:p>
                <draw:g>
                  <svg:desc>Sheet1.G2:Sheet1.G5</svg:desc>
                </draw:g>
              </table:table-cell>
              <table:table-cell office:value-type="float" office:value="0.060070490184426">
                <text:p>0.060070490184426</text:p>
                <draw:g>
                  <svg:desc>Sheet1.G6:Sheet1.G9</svg:desc>
                </draw:g>
              </table:table-cell>
              <table:table-cell office:value-type="float" office:value="0.161347649092493">
                <text:p>0.161347649092493</text:p>
                <draw:g>
                  <svg:desc>Sheet1.G10:Sheet1.G13</svg:desc>
                </draw:g>
              </table:table-cell>
              <table:table-cell office:value-type="float" office:value="0.042056404372516">
                <text:p>0.042056404372516</text:p>
                <draw:g>
                  <svg:desc>Sheet1.G14:Sheet1.G17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439184147493008">
                <text:p>0.0439184147493008</text:p>
              </table:table-cell>
              <table:table-cell office:value-type="float" office:value="0.06057830742101">
                <text:p>0.06057830742101</text:p>
              </table:table-cell>
              <table:table-cell office:value-type="float" office:value="0.146739817856478">
                <text:p>0.146739817856478</text:p>
              </table:table-cell>
              <table:table-cell office:value-type="float" office:value="0.043442092972773">
                <text:p>0.04344209297277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472578126749964">
                <text:p>0.0472578126749964</text:p>
              </table:table-cell>
              <table:table-cell office:value-type="float" office:value="0.0610294153002904">
                <text:p>0.0610294153002904</text:p>
              </table:table-cell>
              <table:table-cell office:value-type="float" office:value="0.119044044877585">
                <text:p>0.119044044877585</text:p>
              </table:table-cell>
              <table:table-cell office:value-type="float" office:value="0.0406765827145641">
                <text:p>0.040676582714564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426430501188041">
                <text:p>0.0426430501188041</text:p>
              </table:table-cell>
              <table:table-cell office:value-type="float" office:value="0.0549280209647832">
                <text:p>0.0549280209647832</text:p>
              </table:table-cell>
              <table:table-cell office:value-type="float" office:value="0.0793904869034502">
                <text:p>0.0793904869034502</text:p>
              </table:table-cell>
              <table:table-cell office:value-type="float" office:value="0.0398475642977161">
                <text:p>0.03984756429771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956cm" svg:height="13.361cm" xlink:href=".." xlink:type="simple" chart:class="chart:line" chart:style-name="ch1">
        <chart:title svg:x="11.86cm" svg:y="0.403cm" chart:style-name="ch2">
          <text:p>F-Measure@20</text:p>
        </chart:title>
        <chart:subtitle svg:x="12.455cm" svg:y="1.449cm" chart:style-name="ch3">
          <text:p>RecSize20</text:p>
        </chart:subtitle>
        <chart:legend chart:legend-position="end" svg:x="22.807cm" svg:y="5.634cm" style:legend-expansion="high" chart:style-name="ch4"/>
        <chart:plot-area chart:style-name="ch5" table:cell-range-address="Sheet1.B2:Sheet1.B5 Sheet1.A2:Sheet1.A2 Sheet1.H2:Sheet1.H17 Sheet1.A6:Sheet1.A6 Sheet1.A10:Sheet1.A10 Sheet1.A14:Sheet1.A14" chart:data-source-has-labels="both" svg:x="1.55cm" svg:y="2.399cm" svg:width="20.718cm" svg:height="9.714cm">
          <chartooo:coordinate-region svg:x="2.462cm" svg:y="2.598cm" svg:width="19.13cm" svg:height="8.868cm"/>
          <chart:axis chart:dimension="x" chart:name="primary-x" chart:style-name="ch6" chartooo:axis-type="auto">
            <chartooo:date-scale/>
            <chart:title svg:x="11.018cm" svg:y="12.38cm" chart:style-name="ch7">
              <text:p>Percentage</text:p>
            </chart:title>
            <chart:categories table:cell-range-address="Sheet1.B2:Sheet1.B5"/>
          </chart:axis>
          <chart:axis chart:dimension="y" chart:name="primary-y" chart:style-name="ch8">
            <chart:title svg:x="0.451cm" svg:y="8.094cm" chart:style-name="ch9">
              <text:p>F-Measure</text:p>
            </chart:title>
            <chart:grid chart:style-name="ch10" chart:class="major"/>
          </chart:axis>
          <chart:series chart:style-name="ch11" chart:values-cell-range-address="Sheet1.H2:Sheet1.H5" chart:label-cell-address="Sheet1.A2:Sheet1.A2" chart:class="chart:line">
            <chart:data-point chart:repeated="4"/>
          </chart:series>
          <chart:series chart:style-name="ch12" chart:values-cell-range-address="Sheet1.H6:Sheet1.H9" chart:label-cell-address="Sheet1.A6:Sheet1.A6" chart:class="chart:line">
            <chart:data-point chart:repeated="4"/>
          </chart:series>
          <chart:series chart:style-name="ch13" chart:values-cell-range-address="Sheet1.H10:Sheet1.H13" chart:label-cell-address="Sheet1.A10:Sheet1.A10" chart:class="chart:line">
            <chart:data-point chart:repeated="4"/>
          </chart:series>
          <chart:series chart:style-name="ch14" chart:values-cell-range-address="Sheet1.H14:Sheet1.H17" chart:label-cell-address="Sheet1.A14:Sheet1.A14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nkSVD</text:p>
                <draw:g>
                  <svg:desc>Sheet1.A2:Sheet1.A2</svg:desc>
                </draw:g>
              </table:table-cell>
              <table:table-cell office:value-type="string">
                <text:p>ItemItem</text:p>
                <draw:g>
                  <svg:desc>Sheet1.A6:Sheet1.A6</svg:desc>
                </draw:g>
              </table:table-cell>
              <table:table-cell office:value-type="string">
                <text:p>Popularity</text:p>
                <draw:g>
                  <svg:desc>Sheet1.A10:Sheet1.A10</svg:desc>
                </draw:g>
              </table:table-cell>
              <table:table-cell office:value-type="string">
                <text:p>RandomPopularity</text:p>
                <draw:g>
                  <svg:desc>Sheet1.A14:Sheet1.A14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B2:Sheet1.B5</svg:desc>
                </draw:g>
              </table:table-cell>
              <table:table-cell office:value-type="float" office:value="0.0320981260114037">
                <text:p>0.0320981260114037</text:p>
                <draw:g>
                  <svg:desc>Sheet1.H2:Sheet1.H5</svg:desc>
                </draw:g>
              </table:table-cell>
              <table:table-cell office:value-type="float" office:value="0.0500489419338349">
                <text:p>0.0500489419338349</text:p>
                <draw:g>
                  <svg:desc>Sheet1.H6:Sheet1.H9</svg:desc>
                </draw:g>
              </table:table-cell>
              <table:table-cell office:value-type="float" office:value="0.143136813835337">
                <text:p>0.143136813835337</text:p>
                <draw:g>
                  <svg:desc>Sheet1.H10:Sheet1.H13</svg:desc>
                </draw:g>
              </table:table-cell>
              <table:table-cell office:value-type="float" office:value="0.0349516839607693">
                <text:p>0.0349516839607693</text:p>
                <draw:g>
                  <svg:desc>Sheet1.H14:Sheet1.H17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36541338425271">
                <text:p>0.036541338425271</text:p>
              </table:table-cell>
              <table:table-cell office:value-type="float" office:value="0.06057830742101">
                <text:p>0.06057830742101</text:p>
              </table:table-cell>
              <table:table-cell office:value-type="float" office:value="0.122353018021133">
                <text:p>0.122353018021133</text:p>
              </table:table-cell>
              <table:table-cell office:value-type="float" office:value="0.0360975735530118">
                <text:p>0.036097573553011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39279198526455">
                <text:p>0.039279198526455</text:p>
              </table:table-cell>
              <table:table-cell office:value-type="float" office:value="0.0507128333985156">
                <text:p>0.0507128333985156</text:p>
              </table:table-cell>
              <table:table-cell office:value-type="float" office:value="0.099006304611487">
                <text:p>0.099006304611487</text:p>
              </table:table-cell>
              <table:table-cell office:value-type="float" office:value="0.0338018616150998">
                <text:p>0.033801861615099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355539240372543">
                <text:p>0.0355539240372543</text:p>
              </table:table-cell>
              <table:table-cell office:value-type="float" office:value="0.0458634704425036">
                <text:p>0.0458634704425036</text:p>
              </table:table-cell>
              <table:table-cell office:value-type="float" office:value="0.0666456656656649">
                <text:p>0.0666456656656649</text:p>
              </table:table-cell>
              <table:table-cell office:value-type="float" office:value="0.0334301078977386">
                <text:p>0.03343010789773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